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VGRendererMaker.getSupportedMim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GRendererMaker.needs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GRendererMaker.makeRenderer( FOUserAgent u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